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text-properties fo:font-weight="bold" style:font-weight-asian="bold"/>
    </style:style>
    <style:style style:name="P3" style:family="paragraph" style:parent-style-name="Standard">
      <style:text-properties fo:color="#3c4043" style:font-name="Roboto" fo:font-size="10.5pt" style:font-name-asian="Roboto1" style:font-size-asian="10.5pt" style:font-name-complex="Roboto1" style:font-size-complex="10.5pt"/>
    </style:style>
    <style:style style:name="P4" style:family="paragraph" style:parent-style-name="Standard" style:master-page-name="Standard">
      <style:paragraph-properties fo:margin-left="-0.0102in" fo:margin-right="0in" fo:line-height="139%" fo:text-indent="0in" style:auto-text-indent="false" style:page-number="1"/>
    </style:style>
    <style:style style:name="P5" style:family="paragraph" style:parent-style-name="Standard" style:list-style-name="WWNum7">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2" style:family="paragraph" style:parent-style-name="Standard" style:list-style-name="WWNum5">
      <style:paragraph-properties fo:margin-left="1in" fo:margin-right="0in" fo:text-indent="-0.25in" style:auto-text-indent="false"/>
    </style:style>
    <style:style style:name="P13" style:family="paragraph" style:parent-style-name="Standard" style:list-style-name="WWNum1">
      <style:paragraph-properties fo:margin-left="1in" fo:margin-right="0in" fo:text-indent="-0.25in" style:auto-text-indent="false"/>
    </style:style>
    <style:style style:name="P14" style:family="paragraph" style:parent-style-name="Standard" style:list-style-name="WWNum6">
      <style:paragraph-properties fo:margin-left="1in" fo:margin-right="0in" fo:text-indent="-0.25in" style:auto-text-indent="false"/>
    </style:style>
    <style:style style:name="P15" style:family="paragraph" style:parent-style-name="Standard" style:list-style-name="WWNum5">
      <style:paragraph-properties fo:margin-left="1.5in" fo:margin-right="0in" fo:text-indent="-0.25in" style:auto-text-indent="false"/>
    </style:style>
    <style:style style:name="P16" style:family="paragraph" style:parent-style-name="Standard" style:list-style-name="WWNum1">
      <style:paragraph-properties fo:margin-left="1.5in" fo:margin-right="0in" fo:text-indent="-0.25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fo:color="#3c4043" style:font-name="Roboto" fo:font-size="10.5pt" style:font-name-asian="Roboto1" style:font-size-asian="10.5pt" style:font-name-complex="Roboto1" style:font-size-complex="10.5pt" fo:background-color="#ffffff"/>
    </style:style>
    <style:style style:name="P19" style:family="paragraph" style:parent-style-name="Standard">
      <style:paragraph-properties fo:margin-left="0.5in" fo:margin-right="0in" fo:text-indent="0in" style:auto-text-indent="false"/>
      <style:text-properties fo:color="#9900ff"/>
    </style:style>
    <style:style style:name="P20" style:family="paragraph" style:parent-style-name="Standard">
      <style:paragraph-properties fo:margin-left="0.5in" fo:margin-right="0in" fo:text-indent="0in" style:auto-text-indent="false"/>
      <style:text-properties fo:color="#9900ff" fo:font-style="italic" style:font-style-asian="italic"/>
    </style:style>
    <style:style style:name="P21" style:family="paragraph" style:parent-style-name="Standard" style:list-style-name="WWNum1">
      <style:paragraph-properties fo:margin-left="2in" fo:margin-right="0in" fo:text-indent="-0.25in" style:auto-text-indent="false"/>
    </style:style>
    <style:style style:name="P22" style:family="paragraph" style:parent-style-name="Standard" style:list-style-name="WWNum1">
      <style:paragraph-properties fo:margin-left="2.5in" fo:margin-right="0in" fo:text-indent="-0.25in" style:auto-text-indent="false"/>
    </style:style>
    <style:style style:name="P23" style:family="paragraph" style:parent-style-name="Standard" style:list-style-name="WWNum1">
      <style:paragraph-properties fo:margin-left="3in" fo:margin-right="0in" fo:text-indent="-0.25in" style:auto-text-indent="false"/>
    </style:style>
    <style:style style:name="P24" style:family="paragraph" style:parent-style-name="Standard">
      <style:paragraph-properties fo:margin-left="2in" fo:margin-right="0in" fo:text-indent="0in" style:auto-text-indent="false"/>
      <style:text-properties fo:color="#9900ff"/>
    </style:style>
    <style:style style:name="P25" style:family="paragraph" style:parent-style-name="Standard">
      <style:paragraph-properties fo:margin-left="0in" fo:margin-right="0in" fo:text-indent="0in" style:auto-text-indent="false"/>
      <style:text-properties fo:color="#9900ff"/>
    </style:style>
    <style:style style:name="P26" style:family="paragraph" style:parent-style-name="Title">
      <style:paragraph-properties fo:margin-left="-0.0102in" fo:margin-right="0in" fo:margin-top="0.278in" fo:margin-bottom="0in" loext:contextual-spacing="false" fo:line-height="100%" fo:keep-together="auto" fo:text-indent="0in" style:auto-text-indent="false" fo:keep-with-next="auto"/>
    </style:style>
    <style:style style:name="P27" style:family="paragraph" style:parent-style-name="Subtitle">
      <style:paragraph-properties fo:margin-left="-0.0102in" fo:margin-right="0in" fo:margin-top="0.139in" fo:margin-bottom="0in" loext:contextual-spacing="false" fo:line-height="139%" fo:keep-together="auto" fo:text-indent="0in" style:auto-text-indent="false" fo:keep-with-next="auto"/>
    </style:style>
    <style:style style:name="T1" style:family="text">
      <style:text-properties fo:color="#6d64e8" style:font-name="Roboto" fo:font-size="20pt" fo:font-weight="bold" style:font-name-asian="Roboto1" style:font-size-asian="20pt" style:font-weight-asian="bold" style:font-name-complex="Roboto1" style:font-size-complex="20pt"/>
    </style:style>
    <style:style style:name="T2" style:family="text">
      <style:text-properties fo:color="#6d64e8" style:font-name="Roboto" fo:font-size="11pt" fo:font-weight="bold" style:font-name-asian="Roboto1" style:font-size-asian="11pt" style:font-weight-asian="bold" style:font-name-complex="Roboto1" style:font-size-complex="11pt"/>
    </style:style>
    <style:style style:name="T3" style:family="text">
      <style:text-properties fo:color="#666666" style:font-name="Roboto" fo:font-size="10pt" style:font-name-asian="Roboto1" style:font-size-asian="10pt" style:font-name-complex="Roboto1" style:font-size-complex="10pt"/>
    </style:style>
    <style:style style:name="T4" style:family="text">
      <style:text-properties fo:color="#283592" style:font-name="Roboto" fo:font-size="34pt" style:font-name-asian="Roboto1" style:font-size-asian="34pt" style:font-name-complex="Roboto1" style:font-size-complex="34pt"/>
    </style:style>
    <style:style style:name="T5" style:family="text">
      <style:text-properties fo:color="#e01b84" style:font-name="Roboto" fo:font-size="11pt" fo:font-weight="bold" style:font-name-asian="Roboto1" style:font-size-asian="11pt" style:font-weight-asian="bold" style:font-name-complex="Roboto1" style:font-size-complex="11pt"/>
    </style:style>
    <style:style style:name="T6" style:family="text">
      <style:text-properties fo:color="#ff00ff"/>
    </style:style>
    <style:style style:name="T7" style:family="text">
      <style:text-properties fo:font-style="italic" style:font-style-asian="italic"/>
    </style:style>
    <style:style style:name="T8" style:family="text">
      <style:text-properties fo:font-style="italic" style:text-underline-style="none" style:font-style-asian="italic"/>
    </style:style>
    <style:style style:name="T9" style:family="text">
      <style:text-properties fo:color="#1155cc" fo:font-style="italic" style:text-underline-style="solid" style:text-underline-width="auto" style:text-underline-color="font-color" style:font-style-asian="italic"/>
    </style:style>
    <style:style style:name="T10" style:family="text">
      <style:text-properties style:text-underline-style="none"/>
    </style:style>
    <style:style style:name="T11" style:family="text">
      <style:text-properties fo:color="#ff0000" fo:font-size="14pt" fo:font-weight="bold" style:font-size-asian="14pt" style:font-weight-asian="bold" style:font-size-complex="14pt"/>
    </style:style>
    <style:style style:name="T12" style:family="text">
      <style:text-properties fo:color="#ff0000" fo:font-size="14pt" fo:font-style="italic" fo:font-weight="bold" style:font-size-asian="14pt" style:font-style-asian="italic" style:font-weight-asian="bold" style:font-size-complex="14pt"/>
    </style:style>
    <style:style style:name="T13" style:family="text">
      <style:text-properties fo:color="#9900ff"/>
    </style:style>
    <style:style style:name="T14" style:family="text">
      <style:text-properties fo:color="#9900ff" fo:font-style="italic" style:font-style-asian="italic"/>
    </style:style>
    <style:style style:name="T15" style:family="text">
      <style:text-properties fo:color="#3c4043" style:font-name="Roboto" fo:font-size="10.5pt" fo:font-style="italic" style:font-name-asian="Roboto1" style:font-size-asian="10.5pt" style:font-style-asian="italic" style:font-name-complex="Roboto1" style:font-size-complex="10.5pt" fo:background-color="#ffffff"/>
    </style:style>
    <style:style style:name="T16" style:family="text">
      <style:text-properties fo:color="#3c4043" style:font-name="Roboto" fo:font-size="10.5pt" style:font-name-asian="Roboto1" style:font-size-asian="10.5pt" style:font-name-complex="Roboto1" style:font-size-complex="10.5pt"/>
    </style:style>
    <style:style style:name="T17" style:family="text">
      <style:text-properties fo:color="#3c4043" style:font-name="Roboto" fo:font-size="10.5pt" style:text-underline-style="none" style:font-name-asian="Roboto1" style:font-size-asian="10.5pt" style:font-name-complex="Roboto1" style:font-size-complex="10.5pt"/>
    </style:style>
    <style:style style:name="T18" style:family="text">
      <style:text-properties fo:color="#999999"/>
    </style:style>
    <style:style style:name="T19" style:family="text">
      <style:text-properties fo:font-weight="bold" style:font-weight-asian="bold"/>
    </style:style>
    <style:style style:name="T20" style:family="text">
      <style:text-properties fo:font-weight="bold" style:font-weight-asian="bold" fo:background-color="#ffff00"/>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abs Relays </text:span></text:p>
      <text:p text:style-name="P26"><text:bookmark text:name="_6jynaot9cbnq"/><text:span text:style-name="T4">User Research</text:span></text:p>
      <text:p text:style-name="P27"><text:bookmark text:name="_258wigyk031v"/><text:span text:style-name="T5">Interview: NAME (link:)</text:span></text:p>
      <text:p text:style-name="P27"><text:bookmark text:name="_ynipqp6mpjbf"/><text:span text:style-name="T5">[MONTH] <text:s/>XX, 20XX</text:span></text:p>
      <text:p text:style-name="Heading_20_3"><text:bookmark text:name="_r9gjq7hipwls"/>Research Questions</text:p>
      <text:p text:style-name="Standard">These are the questions that will shape the development of the moderator guide, the targeting for recruiting, and ultimately, the product itself. </text:p>
      <text:p text:style-name="Standard"/>
      <text:p text:style-name="Standard">Top line question is: <text:span text:style-name="T6">XX</text:span></text:p>
      <text:p text:style-name="P1"/>
      <text:p text:style-name="Standard"><text:span text:style-name="T7">Example: </text:span></text:p>
      <text:list xml:id="list1762302852" text:style-name="WWNum7">
        <text:list-item>
          <text:p text:style-name="P5"><text:span text:style-name="T7">What is the biggest problem facing customers in XYZ vertical?</text:span></text:p>
        </text:list-item>
      </text:list>
      <text:p text:style-name="P1"/>
      <text:p text:style-name="Standard"><text:span text:style-name="T7">Write this research question to be your own: </text:span><text:a xlink:type="simple" xlink:href="https://library.royalroads.ca/writing-centre/writing/structure/thesis-statements" text:style-name="ListLabel_20_64" text:visited-style-name="ListLabel_20_64"><text:span text:style-name="T9">https://library.royalroads.ca/writing-centre/writing/structure/thesis-statements</text:span></text:a></text:p>
      <text:p text:style-name="Standard"><text:a xlink:type="simple" xlink:href="https://library.royalroads.ca/writing-centre/writing/structure/thesis-statements" text:style-name="ListLabel_20_64" text:visited-style-name="ListLabel_20_64"><text:span text:style-name="T7"/></text:a></text:p>
      <text:p text:style-name="Standard"><text:span text:style-name="T7">Next use the sub-questions to ladder up to the main research question. These usually aren't at the granularity yet that a user can answer them; that's OK. It's going to help us write the guide itself.</text:span></text:p>
      <text:p text:style-name="P1"/>
      <text:list xml:id="list2573017873" text:style-name="WWNum2">
        <text:list-item>
          <text:p text:style-name="P6"><text:span text:style-name="T6">XX</text:span></text:p>
        </text:list-item>
        <text:list-item>
          <text:p text:style-name="P6"><text:span text:style-name="T6">XX</text:span></text:p>
        </text:list-item>
        <text:list-item>
          <text:p text:style-name="P6"><text:span text:style-name="T6">XX<text:line-break/></text:span></text:p>
        </text:list-item>
      </text:list>
      <text:p text:style-name="Standard"><text:span text:style-name="T7"><text:tab/>EXAMPLES</text:span></text:p>
      <text:list xml:id="list3471048619" text:style-name="WWNum3">
        <text:list-item>
          <text:p text:style-name="P7"><text:soft-page-break/><text:span text:style-name="T7">How are users solving this problem currently?</text:span></text:p>
        </text:list-item>
        <text:list-item>
          <text:p text:style-name="P7"><text:span text:style-name="T7">How often are they faced with this problem?</text:span></text:p>
        </text:list-item>
        <text:list-item>
          <text:p text:style-name="P7"><text:span text:style-name="T7">What are the biggest factors impacting people with this problem?</text:span></text:p>
        </text:list-item>
        <text:list-item>
          <text:p text:style-name="P7"><text:span text:style-name="T7">What does XYZ solution look like now? What are the discrete steps?</text:span></text:p>
        </text:list-item>
        <text:list-item>
          <text:p text:style-name="P7"><text:span text:style-name="T7">How would their behavior change if a better solution existed? </text:span></text:p>
        </text:list-item>
      </text:list>
      <text:p text:style-name="Standard"/>
      <text:p text:style-name="Standard"/>
      <text:p text:style-name="Standard"/>
      <text:p text:style-name="Standard"/>
      <text:p text:style-name="Standard"/>
      <text:p text:style-name="Standard">General flow: </text:p>
      <text:list xml:id="list3271925241" text:style-name="WWNum4">
        <text:list-item>
          <text:p text:style-name="P8">Getting to know you: tell me about yourself</text:p>
        </text:list-item>
        <text:list-item>
          <text:p text:style-name="P8">[OPEN ENDED INTERVIEW GUIDE]</text:p>
        </text:list-item>
        <text:list-item>
          <text:p text:style-name="P8">[EVALUATIVE RESEARCH IF NEEDED - SHOW AND TELL OR PROTOTYPE]</text:p>
        </text:list-item>
        <text:list-item>
          <text:p text:style-name="P8">Thank you and follow up study requests</text:p>
        </text:list-item>
      </text:list>
      <text:p text:style-name="P11"/>
      <text:p text:style-name="Heading_20_3"><text:bookmark text:name="_9uobnnw6h0ew"/>User Research Script</text:p>
      <text:p text:style-name="Standard"/>
      <text:p text:style-name="Standard">Hi there. Thank you for making time to chat with us today. My name is [XXXX] and we’re here to chat about your experience as a [ACTOR <text:s/>ROLE]. Just to be sure we have the right person, you do have experience [DOING WHAT WE’RE STUDYING] right?</text:p>
      <text:p text:style-name="Standard"/>
      <text:p text:style-name="Standard">Our discussion today will last approximately [HOWEVER MANY] minutes. Just to make sure that we don’t miss anything and that everyone has the same context, I may ask you questions that we’ve already discussed via email or phone in preparation for this interview. </text:p>
      <text:p text:style-name="Standard"><text:soft-page-break/></text:p>
      <text:p text:style-name="Standard">There may be other people attending the call today, but they’re listening in the background and will only ask questions if they still have them at the end. To minimize the need to take thorough notes on this call, is it OK with you if we record our conversation today? </text:p>
      <text:p text:style-name="Standard"/>
      <text:p text:style-name="Standard">If you have any questions for me, feel free to let me know and we can stop at any time. </text:p>
      <text:p text:style-name="Standard"/>
      <text:p text:style-name="Standard">Do you have any questions before we begin?</text:p>
      <text:p text:style-name="Standard"/>
      <text:list xml:id="list2063143307" text:style-name="WWNum5">
        <text:list-item>
          <text:p text:style-name="P9">Great. Let’s start with some simple getting-to-know-you questions. </text:p>
          <text:list>
            <text:list-item>
              <text:p text:style-name="P12">Tell me about yourself -- what’s your day job?</text:p>
              <text:list>
                <text:list-item>
                  <text:p text:style-name="P15"><text:span text:style-name="T6">XX</text:span></text:p>
                </text:list-item>
              </text:list>
            </text:list-item>
            <text:list-item>
              <text:p text:style-name="P12">How did you get started [DOING WHAT WE’RE STUDYING]?</text:p>
            </text:list-item>
          </text:list>
        </text:list-item>
      </text:list>
      <text:p text:style-name="Standard"/>
      <text:p text:style-name="P2"/>
      <text:p text:style-name="Standard"><text:span text:style-name="T11">NOTE: The below is an example research guide for a contextual study done with crypto-miners and is included below for example use only. Your study should look </text:span><text:span text:style-name="T12">very</text:span><text:span text:style-name="T11"> different from this. </text:span></text:p>
      <text:p text:style-name="P2"/>
      <text:p text:style-name="P2"/>
      <text:p text:style-name="P17"><text:span text:style-name="T7">“This is where you're going to start asking the open-ended questions you have for the participants. Remember, you should NOT be asking Yes/No questions during this time and should always be able to dig in to any question you ask them with the 5 Why's if you need to. e.g: "how do you finance buying new hardware?" when they give you the answer, you can ask: why do you do it that way? (as in, what other financial options did you have that you turned down to finance hardware this way?)”</text:span></text:p>
      <text:p text:style-name="P17"><text:span text:style-name="T7">-- Katie Johnson<text:line-break/></text:span></text:p>
      <text:p text:style-name="Standard"/>
      <text:list xml:id="list4239162643" text:style-name="WWNum1">
        <text:list-item>
          <text:p text:style-name="P10">Great. Let’s start with some simple getting to know you questions.</text:p>
          <text:list>
            <text:list-item>
              <text:p text:style-name="P13">Tell me about yourself--what’s your day job?</text:p>
              <text:list>
                <text:list-item>
                  <text:p text:style-name="P16"><text:soft-page-break/><text:span text:style-name="T13">XX</text:span></text:p>
                </text:list-item>
              </text:list>
            </text:list-item>
            <text:list-item>
              <text:p text:style-name="P13">How did you get started [DOING WHAT WE’RE STUDYING]?</text:p>
              <text:list>
                <text:list-item>
                  <text:p text:style-name="P16"><text:span text:style-name="T13">XX</text:span></text:p>
                </text:list-item>
              </text:list>
            </text:list-item>
          </text:list>
        </text:list-item>
        <text:list-item>
          <text:p text:style-name="P10">Thank you for sharing that. Now let’s dig into some more detail about your [WHATEVER WE’RE TALKING ABOUT] operation.</text:p>
        </text:list-item>
      </text:list>
      <text:p text:style-name="Standard"/>
      <text:p text:style-name="Standard"/>
      <text:p text:style-name="P17"><text:span text:style-name="T7">“I always take verbatim notes when I do interviews just so I don't miss anything (even if I'm recording) so I leave placeholders for me to type. Another way I've done this in the past is using google forms, which acts as a script for me and allows me to take notes and store them in an excel file.” <text:line-break/>- Katie Johnson</text:span></text:p>
      <text:p text:style-name="P18"/>
      <text:list xml:id="list142743635570555" text:continue-numbering="true" text:style-name="WWNum1">
        <text:list-item>
          <text:list>
            <text:list-item>
              <text:p text:style-name="P13"><text:span text:style-name="T18">On a scale of 1 to 5 where 1 is hardware novice and 5 is hardware expert, how would you rank yourself?</text:span></text:p>
              <text:list>
                <text:list-item>
                  <text:p text:style-name="P16"><text:span text:style-name="T13">XX</text:span></text:p>
                </text:list-item>
              </text:list>
            </text:list-item>
            <text:list-item>
              <text:p text:style-name="P13"><text:span text:style-name="T18">Tell me in broad strokes about your current hardware setup (e.g. how much stuff you have, is it owned or leased, how often you upgrade it, etc) (specific follow on here for frequency of upgrades if they don’t mention it)</text:span></text:p>
              <text:list>
                <text:list-item>
                  <text:p text:style-name="P16"><text:span text:style-name="T13">XX</text:span></text:p>
                </text:list-item>
              </text:list>
            </text:list-item>
            <text:list-item>
              <text:p text:style-name="P13"><text:span text:style-name="T18">How do you finance buying new hardware?</text:span></text:p>
              <text:list>
                <text:list-item>
                  <text:p text:style-name="P16"><text:span text:style-name="T13">XX</text:span></text:p>
                </text:list-item>
              </text:list>
            </text:list-item>
            <text:list-item>
              <text:p text:style-name="P13"><text:span text:style-name="T18">Tell me about how the last time you upgraded hardware - how did you decide when to upgrade</text:span></text:p>
              <text:list>
                <text:list-item>
                  <text:p text:style-name="P16"><text:span text:style-name="T13">XX</text:span></text:p>
                </text:list-item>
                <text:list-item>
                  <text:p text:style-name="P16"><text:span text:style-name="T18">In the past year, how many <text:s/>times did you upgrade. How much did the upgrade cost? </text:span></text:p>
                  <text:list>
                    <text:list-item>
                      <text:p text:style-name="P21"><text:span text:style-name="T13">XX</text:span></text:p>
                    </text:list-item>
                  </text:list>
                </text:list-item>
                <text:list-item>
                  <text:p text:style-name="P16"><text:span text:style-name="T18">Where did you buy the upgrade?</text:span></text:p>
                  <text:list>
                    <text:list-item>
                      <text:p text:style-name="P21"><text:span text:style-name="T13">XX</text:span></text:p>
                    </text:list-item>
                  </text:list>
                </text:list-item>
                <text:list-item>
                  <text:p text:style-name="P16"><text:span text:style-name="T18">Does any part of that financing come from cryptocurrency that is earned from mining?</text:span></text:p>
                  <text:list>
                    <text:list-item>
                      <text:p text:style-name="P21"><text:soft-page-break/><text:span text:style-name="T13">XX</text:span></text:p>
                    </text:list-item>
                    <text:list-item>
                      <text:p text:style-name="P21"><text:span text:style-name="T18">What percentage of your cryptocurrency gains do you put towards this? </text:span></text:p>
                      <text:list>
                        <text:list-item>
                          <text:p text:style-name="P22"><text:span text:style-name="T13">XX</text:span></text:p>
                        </text:list-item>
                      </text:list>
                    </text:list-item>
                  </text:list>
                </text:list-item>
                <text:list-item>
                  <text:p text:style-name="P16"><text:span text:style-name="T18">Can/do you buy hardware directly in crypto?</text:span></text:p>
                  <text:list>
                    <text:list-item>
                      <text:p text:style-name="P21"><text:span text:style-name="T13">XX</text:span></text:p>
                    </text:list-item>
                  </text:list>
                </text:list-item>
              </text:list>
            </text:list-item>
            <text:list-item>
              <text:p text:style-name="P13"><text:span text:style-name="T18">Can you speak a bit about other expenses you have as a miner, such as electricity, etc?</text:span></text:p>
              <text:list>
                <text:list-item>
                  <text:p text:style-name="P16"><text:span text:style-name="T13">XX</text:span></text:p>
                </text:list-item>
              </text:list>
            </text:list-item>
          </text:list>
        </text:list-item>
      </text:list>
      <text:p text:style-name="P19"/>
      <text:p text:style-name="P17"><text:span text:style-name="T14">Note: The follow sections are examples</text:span></text:p>
      <text:p text:style-name="P20"/>
      <text:list xml:id="list142744110106519" text:continue-numbering="true" text:style-name="WWNum1">
        <text:list-item>
          <text:p text:style-name="P10">Sounds like there are a lot of expenses involved in running your operation. Thank you for telling us about those. Let’s transition into speaking more broadly about your experiences with cryptocurrency.</text:p>
          <text:list>
            <text:list-item>
              <text:p text:style-name="P13">What do you use your cryptocurrency for today?</text:p>
              <text:list>
                <text:list-item>
                  <text:p text:style-name="P16"><text:span text:style-name="T13">XX</text:span></text:p>
                </text:list-item>
                <text:list-item>
                  <text:p text:style-name="P16">How do you spend it? (e.g. dapps, etc)</text:p>
                  <text:list>
                    <text:list-item>
                      <text:p text:style-name="P21"><text:span text:style-name="T13">XX</text:span></text:p>
                    </text:list-item>
                  </text:list>
                </text:list-item>
              </text:list>
            </text:list-item>
            <text:list-item>
              <text:p text:style-name="P13">How do you store your cryptocurrency currently?</text:p>
              <text:list>
                <text:list-item>
                  <text:p text:style-name="P16"><text:span text:style-name="T13">XX</text:span></text:p>
                </text:list-item>
              </text:list>
            </text:list-item>
            <text:list-item>
              <text:p text:style-name="P13">Do you hold any of your crypto on an exchange? If so, how do you feel about that?</text:p>
              <text:list>
                <text:list-item>
                  <text:p text:style-name="P16"><text:span text:style-name="T13">XX</text:span></text:p>
                </text:list-item>
                <text:list-item>
                  <text:p text:style-name="P16">Did you have any concerns about storing crypto there? <text:tab/></text:p>
                  <text:list>
                    <text:list-item>
                      <text:p text:style-name="P21"><text:span text:style-name="T13">XX</text:span></text:p>
                    </text:list-item>
                  </text:list>
                </text:list-item>
                <text:list-item>
                  <text:p text:style-name="P16"><text:soft-page-break/>Are any of your holdings in cold storage?</text:p>
                  <text:list>
                    <text:list-item>
                      <text:p text:style-name="P21"><text:span text:style-name="T13">XX</text:span></text:p>
                    </text:list-item>
                  </text:list>
                </text:list-item>
                <text:list-item>
                  <text:p text:style-name="P16">Do you use a decentralized exchange</text:p>
                  <text:list>
                    <text:list-item>
                      <text:p text:style-name="P21">(if yes) what makes you use that instead of a centralized one?</text:p>
                      <text:list>
                        <text:list-item>
                          <text:p text:style-name="P22"><text:span text:style-name="T13">XX</text:span></text:p>
                        </text:list-item>
                      </text:list>
                    </text:list-item>
                    <text:list-item>
                      <text:p text:style-name="P21">How often do you use a decentralized exchange compared to a centralized one?</text:p>
                      <text:list>
                        <text:list-item>
                          <text:p text:style-name="P22"><text:span text:style-name="T13">XX</text:span></text:p>
                        </text:list-item>
                      </text:list>
                    </text:list-item>
                  </text:list>
                </text:list-item>
              </text:list>
            </text:list-item>
            <text:list-item>
              <text:p text:style-name="P13">Do you do any trading with your crypto?</text:p>
              <text:list>
                <text:list-item>
                  <text:p text:style-name="P16"><text:span text:style-name="T13">XX</text:span></text:p>
                </text:list-item>
              </text:list>
            </text:list-item>
            <text:list-item>
              <text:p text:style-name="P13">Can you reflect on the distribution of your current wealth--what’s the breakdown between assets in crypto and not? </text:p>
              <text:list>
                <text:list-item>
                  <text:p text:style-name="P16"><text:span text:style-name="T13">XX</text:span></text:p>
                </text:list-item>
              </text:list>
            </text:list-item>
          </text:list>
        </text:list-item>
        <text:list-item>
          <text:p text:style-name="P10">Sounds like you’ve got a lot going on in the world of digital money. I’d like to spend some time talking now about how you’re currently spending money in a Web2 world… </text:p>
          <text:list>
            <text:list-item>
              <text:list>
                <text:list-item>
                  <text:p text:style-name="P16">Tell us about sources of fiat and stablecoin income.</text:p>
                  <text:list>
                    <text:list-item>
                      <text:p text:style-name="P21"><text:span text:style-name="T13">XX</text:span></text:p>
                    </text:list-item>
                    <text:list-item>
                      <text:p text:style-name="P21">What percentage of your total income is based in mining cryptocurrency?</text:p>
                      <text:list>
                        <text:list-item>
                          <text:p text:style-name="P22"><text:span text:style-name="T13">XX</text:span></text:p>
                        </text:list-item>
                      </text:list>
                    </text:list-item>
                    <text:list-item>
                      <text:p text:style-name="P21">Do you make or hold any of your income in stablecoin?</text:p>
                      <text:list>
                        <text:list-item>
                          <text:p text:style-name="P22"><text:span text:style-name="T13">XX</text:span></text:p>
                        </text:list-item>
                        <text:list-item>
                          <text:p text:style-name="P22">Do you use your stablecoin to purchase goods or services?</text:p>
                          <text:list>
                            <text:list-item>
                              <text:p text:style-name="P23"><text:span text:style-name="T13">XX</text:span></text:p>
                            </text:list-item>
                          </text:list>
                        </text:list-item>
                      </text:list>
                    </text:list-item>
                    <text:list-item>
                      <text:p text:style-name="P21">What percentage of the cryptocurrency that you make from mining do you convert to fiat and how much do you keep in cryptocurrency?</text:p>
                      <text:list>
                        <text:list-item>
                          <text:p text:style-name="P22"><text:soft-page-break/><text:span text:style-name="T13">XX</text:span></text:p>
                        </text:list-item>
                        <text:list-item>
                          <text:p text:style-name="P22">(if they say that they convert) Tell me about the last time you converted crypto to fiat</text:p>
                          <text:list>
                            <text:list-item>
                              <text:p text:style-name="P23"><text:span text:style-name="T13">XX</text:span></text:p>
                            </text:list-item>
                          </text:list>
                        </text:list-item>
                        <text:list-item>
                          <text:p text:style-name="P22">How do you feel about KYC? What about privacy over history of your transactions?</text:p>
                          <text:list>
                            <text:list-item>
                              <text:p text:style-name="P23"><text:span text:style-name="T13">XX</text:span></text:p>
                            </text:list-item>
                          </text:list>
                        </text:list-item>
                        <text:list-item>
                          <text:p text:style-name="P22">How do you feel about capital gains taxes? </text:p>
                          <text:list>
                            <text:list-item>
                              <text:p text:style-name="P23"><text:span text:style-name="T13">XX</text:span></text:p>
                            </text:list-item>
                          </text:list>
                        </text:list-item>
                      </text:list>
                    </text:list-item>
                    <text:list-item>
                      <text:p text:style-name="P21">Can you tell us a little bit about how you spend fiat on a monthly basis? What are some typical expenses you have to pay for in fiat?</text:p>
                      <text:list>
                        <text:list-item>
                          <text:p text:style-name="P22"><text:span text:style-name="T13">XX</text:span></text:p>
                        </text:list-item>
                        <text:list-item>
                          <text:p text:style-name="P22">Are you able to pay for any of your expenses in cryptocurrency or stablecoin?</text:p>
                          <text:list>
                            <text:list-item>
                              <text:p text:style-name="P23"><text:span text:style-name="T13">XX</text:span></text:p>
                            </text:list-item>
                          </text:list>
                        </text:list-item>
                      </text:list>
                    </text:list-item>
                  </text:list>
                </text:list-item>
              </text:list>
            </text:list-item>
          </text:list>
        </text:list-item>
        <text:list-item>
          <text:p text:style-name="P10">You’ve shared a lot with me today about expenses and purchases, and we’ve talked a good deal about various sources of income. <text:span text:style-name="T20">[IF RELEVANT] it sounds like you have a significant portion of your assets tied up in cryptocurrency</text:span><text:span text:style-name="T19">...</text:span>Have you ever been in a position where you needed or wanted to purchase goods/services that you could afford but didn’t have the liquid assets to do so? (e.g. the provider of that good/service does not accept crypto)</text:p>
          <text:list>
            <text:list-item>
              <text:p text:style-name="P13">If so, tell us about that situation. What did you do?</text:p>
              <text:list>
                <text:list-item>
                  <text:p text:style-name="P16"><text:span text:style-name="T13">XX</text:span></text:p>
                </text:list-item>
              </text:list>
            </text:list-item>
            <text:list-item>
              <text:p text:style-name="P13">Have you taken out a cryptocurrency loan before? Have you ever considered using a cryptocurrency backed loan before? </text:p>
              <text:list>
                <text:list-item>
                  <text:p text:style-name="P16"><text:span text:style-name="T13">XX<text:tab/></text:span></text:p>
                </text:list-item>
                <text:list-item>
                  <text:p text:style-name="P16">If yes, tell us about the last time you did that. which platform did you use? What did the loan structure look like?</text:p>
                  <text:list>
                    <text:list-item>
                      <text:p text:style-name="P21"><text:span text:style-name="T13">XX</text:span></text:p>
                    </text:list-item>
                    <text:list-item>
                      <text:p text:style-name="P21">Why did you choose to borrow with them? </text:p>
                      <text:list>
                        <text:list-item>
                          <text:p text:style-name="P22"><text:span text:style-name="T13">XX</text:span></text:p>
                        </text:list-item>
                      </text:list>
                    </text:list-item>
                    <text:list-item>
                      <text:p text:style-name="P21">How did you feel about that experience?</text:p>
                      <text:list>
                        <text:list-item>
                          <text:p text:style-name="P22"><text:soft-page-break/><text:span text:style-name="T13">XX</text:span></text:p>
                        </text:list-item>
                      </text:list>
                    </text:list-item>
                    <text:list-item>
                      <text:p text:style-name="P21">Did you borrow once or more than once? How many times have you borrowed in the last year?</text:p>
                      <text:list>
                        <text:list-item>
                          <text:p text:style-name="P22"><text:span text:style-name="T13">XX</text:span></text:p>
                        </text:list-item>
                      </text:list>
                    </text:list-item>
                    <text:list-item>
                      <text:p text:style-name="P21">Did you have any concern about the funds you put up for collateral?</text:p>
                      <text:list>
                        <text:list-item>
                          <text:p text:style-name="P22"><text:span text:style-name="T13">XX</text:span></text:p>
                        </text:list-item>
                      </text:list>
                    </text:list-item>
                    <text:list-item>
                      <text:p text:style-name="P21">If you could wave a magic wand and change anything - doesn’t matter if it’s possible or not - about crypto-backed loans, what would it be?</text:p>
                      <text:list>
                        <text:list-item>
                          <text:p text:style-name="P22"><text:span text:style-name="T13">XX</text:span></text:p>
                        </text:list-item>
                      </text:list>
                    </text:list-item>
                  </text:list>
                </text:list-item>
                <text:list-item>
                  <text:p text:style-name="P16">If not, why haven’t you taken out a crypto-backed loan before? </text:p>
                </text:list-item>
                <text:list-item>
                  <text:p text:style-name="P16">How did you use that loan once you had it? What are you spending money on in the “real world”?</text:p>
                  <text:list>
                    <text:list-item>
                      <text:p text:style-name="P21"><text:span text:style-name="T13">XX</text:span></text:p>
                    </text:list-item>
                  </text:list>
                </text:list-item>
                <text:list-item>
                  <text:p text:style-name="P16">Do you anticipate needing to use cryptocurrency backed loans in the future? If so, how frequently would you need/want to do that?</text:p>
                  <text:list>
                    <text:list-item>
                      <text:p text:style-name="P21"><text:span text:style-name="T13">XX</text:span></text:p>
                    </text:list-item>
                    <text:list-item>
                      <text:p text:style-name="P21">Are there considerations on your side specifically regarding loan structure? (e.g. length, size, interest rate, etc)</text:p>
                      <text:list>
                        <text:list-item>
                          <text:p text:style-name="P22"><text:span text:style-name="T13">XX</text:span></text:p>
                        </text:list-item>
                      </text:list>
                    </text:list-item>
                  </text:list>
                </text:list-item>
              </text:list>
            </text:list-item>
          </text:list>
        </text:list-item>
      </text:list>
      <text:p text:style-name="P24"/>
      <text:p text:style-name="P24"/>
      <text:p text:style-name="P17"><text:span text:style-name="T7">“This is where you can transition to showing them a prototype or telling them about a value prop (if you don't have a prototype) to get feedback. Basically, if you want to get some evaluative feedback during your interview, now is the time.”</text:span></text:p>
      <text:p text:style-name="P25"/>
      <text:p text:style-name="P19"/>
      <text:list xml:id="list142743800364655" text:continue-numbering="true" text:style-name="WWNum1">
        <text:list-item>
          <text:p text:style-name="P10">That’s it for the questions on our side. I’d like to take this opportunity to tell you briefly about what we’re working on here. </text:p>
          <text:list>
            <text:list-item>
              <text:p text:style-name="P13"><text:span text:style-name="T19">[Value Prop]: </text:span>We're building [COMPANY], which allows you to [VALUE PROPOSITION]. With [COMPANY], we enable you to [DO WHATEVER]. For example, you would be able to [DO X and GET Y]. This means [MORE VALUE PROP!]. </text:p>
            </text:list-item>
            <text:list-item>
              <text:p text:style-name="P13"><text:soft-page-break/>What do you think about that idea? <text:span text:style-name="T19">[PROBE]</text:span></text:p>
              <text:list>
                <text:list-item>
                  <text:p text:style-name="P16"><text:span text:style-name="T13">XX</text:span></text:p>
                </text:list-item>
              </text:list>
            </text:list-item>
          </text:list>
        </text:list-item>
        <text:list-item>
          <text:p text:style-name="P10">Thanks so much for all of your feedback. As you can imagine, every person that we talk to helps us build a better future for [COMPANY]. To that end, are there other [PEOPLE LIKE YOU] that you’d recommend speaking to?</text:p>
          <text:list>
            <text:list-item>
              <text:p text:style-name="P13">Do you know anyone that would be willing to talk to us about their experience like you did today….?</text:p>
              <text:list>
                <text:list-item>
                  <text:p text:style-name="P16"><text:span text:style-name="T13">x</text:span></text:p>
                </text:list-item>
              </text:list>
            </text:list-item>
          </text:list>
        </text:list-item>
      </text:list>
      <text:p text:style-name="Standard"/>
      <text:p text:style-name="Standard">That’s it from our end. Thank you so much for spending your time with us today--it was really helpful for me to hear about XXX from your perspective.<text:line-break/></text:p>
      <text:p text:style-name="Standard">As a reminder, everything we shared with you today is currently under development and we’re looking forward to keeping you posted on the progress we make. Can we keep you in the loop as we continue to learn more? If we have further questions and as we get closer to building a solution, we’d love to get back in touch with you.</text:p>
      <text:p text:style-name="P17"/>
      <text:p text:style-name="P17">“<text:span text:style-name="T16">I highly recommend you provide an incentive here if you can.”</text:span></text:p>
      <text:list xml:id="list1201197409" text:style-name="WWNum6">
        <text:list-item>
          <text:p text:style-name="P14"><text:span text:style-name="T16">KJ</text:span></text:p>
        </text:list-item>
      </text:list>
      <text:p text:style-name="P3"/>
      <text:p text:style-name="Standard">Awesome--as a token of our appreciation, we’d like to offer you an [<office:annotation office:name="__Annotation__199_2517925132"><dc:creator>Katie Johnson</dc:creator><dc:date>2019-08-20T21:24:09</dc:date><text:p><text:span text:style-name="T21">I highly recommend you provide an incentive here if you can.</text:span></text:p></office:annotation>INCENTIVE<office:annotation-end office:name="__Annotation__199_2517925132"/>]. Can we go ahead and send that to the email we’ve been using to communicate? </text:p>
      <text:p text:style-name="Standard"/>
      <text:p text:style-name="Standard">We really appreciate you taking the time to talk to us today and hope this small token of our appreciation shows our deep gratitude. </text:p>
      <text:p text:style-name="Standard"/>
      <text:p text:style-name="Standard">Before we hang up today, do you have any last questions for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48" meta:word-count="1867" meta:character-count="9839" meta:non-whitespace-character-count="8208"/>
    <meta:generator>LibreOfficeDev/6.0.5.2$Linux_X86_64 LibreOffice_project/</meta:generator>
  </office:meta>
</office:document-meta>
</file>